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weight="bold" officeooo:rsid="001d9c77" officeooo:paragraph-rsid="001d9c77" style:font-weight-asian="bold" style:font-weight-complex="bold"/>
    </style:style>
    <style:style style:name="P8" style:family="paragraph" style:parent-style-name="Standard">
      <style:text-properties officeooo:rsid="001388d8" officeooo:paragraph-rsid="001388d8"/>
    </style:style>
    <style:style style:name="P9" style:family="paragraph" style:parent-style-name="Standard">
      <style:text-properties officeooo:rsid="00156edf" officeooo:paragraph-rsid="00156edf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3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15" style:family="paragraph" style:parent-style-name="Heading_20_1">
      <style:paragraph-properties fo:break-before="page"/>
      <style:text-properties officeooo:rsid="000fc6a8" officeooo:paragraph-rsid="000fc6a8"/>
    </style:style>
    <style:style style:name="P16" style:family="paragraph" style:parent-style-name="Heading_20_1">
      <style:paragraph-properties fo:break-before="page"/>
      <style:text-properties officeooo:rsid="001388d8" officeooo:paragraph-rsid="001388d8"/>
    </style:style>
    <style:style style:name="P17" style:family="paragraph" style:parent-style-name="Heading_20_1">
      <style:text-properties officeooo:rsid="001388d8" officeooo:paragraph-rsid="001388d8"/>
    </style:style>
    <style:style style:name="P18" style:family="paragraph" style:parent-style-name="Heading_20_1">
      <style:text-properties officeooo:rsid="00156edf" officeooo:paragraph-rsid="00156edf"/>
    </style:style>
    <style:style style:name="P19" style:family="paragraph" style:parent-style-name="Heading_20_1">
      <style:text-properties officeooo:rsid="0011be00" officeooo:paragraph-rsid="0011be00"/>
    </style:style>
    <style:style style:name="P20" style:family="paragraph" style:parent-style-name="Preformatted_20_Text">
      <style:text-properties fo:color="#000000" style:font-name="DejaVu Sans Mono" fo:font-weight="normal" officeooo:rsid="001388d8" officeooo:paragraph-rsid="001f9422" style:font-weight-asian="normal" style:font-weight-complex="normal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1f9422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f9422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c889f" officeooo:paragraph-rsid="001c889f" fo:background-color="transparent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25" style:family="paragraph" style:parent-style-name="Standard">
      <style:text-properties fo:font-weight="normal" officeooo:rsid="001d9c77" officeooo:paragraph-rsid="001d9c77" style:font-weight-asian="normal" style:font-weight-complex="normal"/>
    </style:style>
    <style:style style:name="P26" style:family="paragraph" style:parent-style-name="Standard" style:list-style-name="L2">
      <style:text-properties fo:font-weight="normal" officeooo:rsid="001f108a" officeooo:paragraph-rsid="001f108a" style:font-weight-asian="normal" style:font-weight-complex="normal"/>
    </style:style>
    <style:style style:name="P27" style:family="paragraph" style:parent-style-name="Standard" style:list-style-name="L1">
      <style:text-properties fo:font-weight="bold" officeooo:rsid="001d9c77" officeooo:paragraph-rsid="001d9c77" style:font-weight-asian="bold" style:font-weight-complex="bold"/>
    </style:style>
    <style:style style:name="P28" style:family="paragraph" style:parent-style-name="Standard" style:list-style-name="L1">
      <style:text-properties fo:font-weight="bold" officeooo:rsid="001f108a" officeooo:paragraph-rsid="001f108a" style:font-weight-asian="bold" style:font-weight-complex="bold"/>
    </style:style>
    <style:style style:name="P29" style:family="paragraph" style:parent-style-name="Standard">
      <style:text-properties officeooo:rsid="001388d8" officeooo:paragraph-rsid="001388d8"/>
    </style:style>
    <style:style style:name="P30" style:family="paragraph" style:parent-style-name="Standard">
      <style:text-properties fo:color="#000000" style:font-name="DejaVu Sans Mono" fo:font-weight="normal" officeooo:rsid="001388d8" officeooo:paragraph-rsid="001f9422" style:font-weight-asian="normal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32" style:family="paragraph" style:parent-style-name="Heading_20_1">
      <style:text-properties officeooo:rsid="001d9c77" officeooo:paragraph-rsid="001134a5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c6a12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fo:font-weight="bold" officeooo:rsid="001c889f" fo:background-color="transparent" loext:char-shading-value="0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officeooo:rsid="0020d6cb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en" fo:country="US" officeooo:rsid="000c6a12" fo:background-color="transparent" loext:char-shading-value="0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ru" fo:country="RU" officeooo:rsid="000c6a12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0" style:family="text">
      <style:text-properties fo:color="#000000" style:font-name="Times New Roman" fo:font-size="14pt" fo:language="ru" fo:country="RU" officeooo:rsid="0020d6cb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f108a" style:font-weight-asian="normal" style:font-weight-complex="normal"/>
    </style:style>
    <style:style style:name="T13" style:family="text">
      <style:text-properties fo:color="#808000"/>
    </style:style>
    <style:style style:name="T14" style:family="text">
      <style:text-properties fo:color="#808000" fo:font-weight="bold"/>
    </style:style>
    <style:style style:name="T15" style:family="text">
      <style:text-properties fo:color="#008000" fo:font-weight="bold"/>
    </style:style>
    <style:style style:name="T16" style:family="text">
      <style:text-properties fo:color="#008000" style:font-name="DejaVu Sans Mono" fo:font-weight="bold"/>
    </style:style>
    <style:style style:name="T17" style:family="text">
      <style:text-properties fo:color="#000080" fo:font-weight="bold"/>
    </style:style>
    <style:style style:name="T18" style:family="text">
      <style:text-properties fo:color="#000080" style:font-name="DejaVu Sans Mono" fo:font-weight="bold"/>
    </style:style>
    <style:style style:name="T19" style:family="text">
      <style:text-properties fo:color="#371f80" style:font-name="DejaVu Sans Mono"/>
    </style:style>
    <style:style style:name="T20" style:family="text">
      <style:text-properties style:font-name="DejaVu Sans Mono"/>
    </style:style>
    <style:style style:name="T21" style:family="text">
      <style:text-properties fo:color="#0000ff"/>
    </style:style>
    <style:style style:name="T22" style:family="text">
      <style:text-properties fo:color="#0000ff" style:font-name="DejaVu Sans Mono"/>
    </style:style>
    <style:style style:name="T23" style:family="text">
      <style:text-properties fo:color="#1f542e" style:font-name="DejaVu Sans Mono" fo:font-weight="bold"/>
    </style:style>
    <style:style style:name="T24" style:family="text">
      <style:text-properties fo:color="#1f542e" fo:font-weight="bold"/>
    </style:style>
    <style:style style:name="T25" style:family="text">
      <style:text-properties fo:color="#808080"/>
    </style:style>
    <style:style style:name="T26" style:family="text">
      <style:text-properties fo:color="#808080" style:font-name="DejaVu Sans Mono" fo:font-style="italic"/>
    </style:style>
    <style:style style:name="T27" style:family="text">
      <style:text-properties officeooo:rsid="001f108a"/>
    </style:style>
    <style:style style:name="T28" style:family="text">
      <style:text-properties officeooo:rsid="001f9422"/>
    </style:style>
    <style:style style:name="T29" style:family="text">
      <style:text-properties officeooo:rsid="0020d6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осковский Авиационный Институт</text:p>
      <text:p text:style-name="P5">(Национальный Исследовательский Университет)</text:p>
      <text:p text:style-name="P5">Факультет информационных технологий и прикладной математики</text:p>
      <text:p text:style-name="P5">Кафедра вычислительной математики и программирования</text:p>
      <text:p text:style-name="P3"/>
      <text:p text:style-name="P3"/>
      <text:p text:style-name="P1"><text:span text:style-name="T1">Лабораторная работ</text:span><text:span text:style-name="T2">а</text:span><text:span text:style-name="T1"> №</text:span><text:span text:style-name="T4">1</text:span><text:span text:style-name="T1"> по курсу</text:span><text:span text:style-name="T3"> </text:span></text:p>
      <text:p text:style-name="P6">«Операционные системы»</text:p>
      <text:p text:style-name="P4"/>
      <text:p text:style-name="P24">Диагностика программного обеспечения</text:p>
      <text:p text:style-name="P2"/>
      <text:p text:style-name="P3"/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2"><text:span text:style-name="T5">Студент: </text:span><text:span text:style-name="T10">Пшеницын Александр Алексеевич</text:span></text:p>
      <text:p text:style-name="P14"><text:span text:style-name="T5">Группа: М80 – 20</text:span><text:span text:style-name="T7">6</text:span><text:span text:style-name="T5">Б-18</text:span></text:p>
      <text:p text:style-name="P12"><text:span text:style-name="T5">Преподаватель: Соколов Андрей <text:s/>Алексееви</text:span><text:span text:style-name="T6">ч</text:span></text:p>
      <text:p text:style-name="P10">Оценка: ___________</text:p>
      <text:p text:style-name="P10">Дата: ___________</text:p>
      <text:p text:style-name="P12"><text:span text:style-name="T8">Подпись</text:span><text:span text:style-name="T5">: ___________</text:span></text:p>
      <text:p text:style-name="P11"/>
      <text:p text:style-name="P11"/>
      <text:p text:style-name="P11">Москва, 2019</text:p>
      <text:h text:style-name="P15" text:outline-level="1">Постановка задачи</text:h>
      <text:p text:style-name="P25">Цель работы — приобретение практических навыков диагностики работы программного обеспечения.</text:p>
      <text:h text:style-name="P32" text:outline-level="1">Strace</text:h>
      <text:p text:style-name="P7">Strace <text:span text:style-name="T11">показывает все системные вызовы программы, которые она отправляет к системе во время выполнения, а также их параметры и результат выполнения. При необходимости можно подключиться к уже запущенному процессу. </text:span></text:p>
      <text:p text:style-name="P7"><text:span text:style-name="T11">Strace имеет следующие</text:span><text:span text:style-name="T12">(и не только)</text:span><text:span text:style-name="T11"> ключи</text:span></text:p>
      <text:list xml:id="list2772148249" text:style-name="L1">
        <text:list-item>
          <text:p text:style-name="P27">-i<text:span text:style-name="T11"> — выводить указатель на инструкцию во время выполнения системного вызова</text:span></text:p>
        </text:list-item>
        <text:list-item>
          <text:p text:style-name="P27">-o<text:span text:style-name="T11"> — выводить всю информацию о системных вызовах не в стандартный поток ошибок, а в файл</text:span></text:p>
        </text:list-item>
        <text:list-item>
          <text:p text:style-name="P27">-r<text:span text:style-name="T11"> — выводить временную метку для каждого системного вызова</text:span></text:p>
        </text:list-item>
        <text:list-item>
          <text:p text:style-name="P27">-<text:span text:style-name="T27">T</text:span><text:span text:style-name="T12"> — выводить длительность выполнения каждого системного вызова</text:span></text:p>
        </text:list-item>
        <text:list-item>
          <text:p text:style-name="P27"><text:span text:style-name="T27">-b</text:span><text:span text:style-name="T12"> — если указанный системный вызов обнаружен, трассировка прекращается</text:span></text:p>
        </text:list-item>
        <text:list-item>
          <text:p text:style-name="P27"><text:span text:style-name="T27">-l</text:span><text:span text:style-name="T12"> — позволяет блокировать реакцию нажатия Ctrl+C и Ctrl+Z</text:span></text:p>
        </text:list-item>
        <text:list-item>
          <text:p text:style-name="P28">-f<text:span text:style-name="T11"> — отслеживать дочерние процессы и создаваемые потоки</text:span></text:p>
        </text:list-item>
      </text:list>
      <text:h text:style-name="P19" text:outline-level="1">Общий метод и <text:s/>алгоритм решения</text:h>
      <text:list xml:id="list480050875" text:style-name="L2">
        <text:list-header>
          <text:p text:style-name="P26">Протестируем для примера лабораторную работу 4.</text:p>
        </text:list-header>
      </text:list>
      <text:h text:style-name="P17" text:outline-level="1">Код программы</text:h>
      <text:p text:style-name="P30">#include&lt;stdio.h&gt; <text:s text:c="3"/></text:p>
      <text:p text:style-name="P30">#include&lt;stdbool.h&gt;</text:p>
      <text:p text:style-name="P30">#include&lt;stdlib.h&gt;</text:p>
      <text:p text:style-name="P30">#include&lt;string.h&gt;</text:p>
      <text:p text:style-name="P30">#include&lt;sys/types.h&gt;</text:p>
      <text:p text:style-name="P30">#include&lt;sys/wait.h&gt;</text:p>
      <text:p text:style-name="P30">#include&lt;unistd.h&gt;</text:p>
      <text:p text:style-name="P30">#include&lt;math.h&gt;</text:p>
      <text:p text:style-name="P30"><text:soft-page-break/>#include&lt;signal.h&gt;</text:p>
      <text:p text:style-name="P30">#include &lt;fcntl.h&gt;</text:p>
      <text:p text:style-name="P30">#include &lt;sys/mman.h&gt;</text:p>
      <text:p text:style-name="P30">#include &lt;sys/stat.h&gt;</text:p>
      <text:p text:style-name="P30"/>
      <text:p text:style-name="P30">#define SIZE 100</text:p>
      <text:p text:style-name="P30"/>
      <text:p text:style-name="P30">typedef struct{</text:p>
      <text:p text:style-name="P30"><text:s text:c="4"/>char* buf;</text:p>
      <text:p text:style-name="P30"><text:s text:c="4"/>int size;</text:p>
      <text:p text:style-name="P30"><text:s text:c="4"/>int fd;</text:p>
      <text:p text:style-name="P30">}MMF;</text:p>
      <text:p text:style-name="P30"/>
      <text:p text:style-name="P30">typedef enum{</text:p>
      <text:p text:style-name="P30"><text:s text:c="4"/>T_VAL,</text:p>
      <text:p text:style-name="P30"><text:s text:c="4"/>T_NULL,</text:p>
      <text:p text:style-name="P30"><text:s text:c="4"/>T_OPER,</text:p>
      <text:p text:style-name="P30"><text:s text:c="4"/>T_MINUS,</text:p>
      <text:p text:style-name="P30">}T_TYPE;</text:p>
      <text:p text:style-name="P30"/>
      <text:p text:style-name="P30">typedef struct{</text:p>
      <text:p text:style-name="P30"><text:s text:c="4"/>int arg1;</text:p>
      <text:p text:style-name="P30"><text:s text:c="4"/>int arg2;</text:p>
      <text:p text:style-name="P30"><text:s text:c="4"/>char oper;</text:p>
      <text:p text:style-name="P30"><text:s text:c="4"/>bool out;</text:p>
      <text:p text:style-name="P30">}ARG;</text:p>
      <text:p text:style-name="P30"/>
      <text:p text:style-name="P30">ARG token_read(){</text:p>
      <text:p text:style-name="P30"><text:soft-page-break/><text:s text:c="4"/>ARG res;</text:p>
      <text:p text:style-name="P30"><text:s text:c="4"/>T_TYPE prev = T_NULL;</text:p>
      <text:p text:style-name="P30"><text:s text:c="4"/>T_TYPE prev_tmp = T_NULL;</text:p>
      <text:p text:style-name="P30"><text:s text:c="4"/>while(1){</text:p>
      <text:p text:style-name="P30"><text:s text:c="8"/>char c = getchar();</text:p>
      <text:p text:style-name="P30"><text:s text:c="8"/>if(c == EOF || c == '\n'){</text:p>
      <text:p text:style-name="P30"><text:s text:c="12"/>res.out = false;</text:p>
      <text:p text:style-name="P30"><text:s text:c="12"/>return res;</text:p>
      <text:p text:style-name="P30"><text:s text:c="8"/>}</text:p>
      <text:p text:style-name="P30"><text:s text:c="8"/>else if(c == ' '){</text:p>
      <text:p text:style-name="P30"><text:s text:c="12"/>continue;</text:p>
      <text:p text:style-name="P30"><text:s text:c="8"/>}</text:p>
      <text:p text:style-name="P30"><text:s text:c="8"/>else if(c &gt;= '0' &amp;&amp; c &lt;= '9'){</text:p>
      <text:p text:style-name="P30"><text:s text:c="12"/>if(prev == T_VAL){</text:p>
      <text:p text:style-name="P30"><text:s text:c="16"/>res.out = false;</text:p>
      <text:p text:style-name="P30"><text:s text:c="16"/>return res;</text:p>
      <text:p text:style-name="P30"><text:s text:c="12"/>}</text:p>
      <text:p text:style-name="P30"><text:tab/> <text:s text:c="3"/>int tmp = c - '0';</text:p>
      <text:p text:style-name="P30"><text:s text:c="12"/>while(1){</text:p>
      <text:p text:style-name="P30"><text:s text:c="16"/>c = getchar();</text:p>
      <text:p text:style-name="P30"><text:s text:c="16"/>if(c &gt;= '0' &amp;&amp; c &lt;= '9'){</text:p>
      <text:p text:style-name="P30"><text:s text:c="20"/>tmp = tmp * 10 + (c - '0');</text:p>
      <text:p text:style-name="P30"><text:s text:c="16"/>}</text:p>
      <text:p text:style-name="P30"><text:s text:c="16"/>else{</text:p>
      <text:p text:style-name="P30"><text:s text:c="19"/>ungetc(c, stdin);</text:p>
      <text:p text:style-name="P30"><text:s text:c="19"/>break;</text:p>
      <text:p text:style-name="P30"><text:s text:c="16"/>}</text:p>
      <text:p text:style-name="P30"><text:s text:c="12"/>}</text:p>
      <text:p text:style-name="P30"><text:soft-page-break/><text:s text:c="12"/>if(prev == T_NULL){</text:p>
      <text:p text:style-name="P30"><text:s text:c="16"/>if(prev_tmp == T_MINUS){</text:p>
      <text:p text:style-name="P30"><text:s text:c="20"/>res.arg1 = -tmp;</text:p>
      <text:p text:style-name="P30"><text:s text:c="20"/>prev_tmp = T_NULL;</text:p>
      <text:p text:style-name="P30"><text:s text:c="16"/>}</text:p>
      <text:p text:style-name="P30"><text:s text:c="16"/>else{</text:p>
      <text:p text:style-name="P30"><text:s text:c="20"/>res.arg1 = tmp;</text:p>
      <text:p text:style-name="P30"><text:s text:c="16"/>}</text:p>
      <text:p text:style-name="P30"><text:s text:c="16"/>prev = T_VAL;</text:p>
      <text:p text:style-name="P30"><text:s text:c="12"/>}</text:p>
      <text:p text:style-name="P30"><text:s text:c="12"/>else{</text:p>
      <text:p text:style-name="P30"><text:s text:c="16"/>if(prev_tmp == T_MINUS){</text:p>
      <text:p text:style-name="P30"><text:s text:c="20"/>res.arg2 = -tmp;</text:p>
      <text:p text:style-name="P30"><text:s text:c="20"/>prev_tmp = T_NULL;</text:p>
      <text:p text:style-name="P30"><text:s text:c="16"/>}</text:p>
      <text:p text:style-name="P30"><text:s text:c="16"/>else{</text:p>
      <text:p text:style-name="P30"><text:s text:c="20"/>res.arg2 = tmp;</text:p>
      <text:p text:style-name="P30"><text:s text:c="16"/>}</text:p>
      <text:p text:style-name="P30"><text:s text:c="16"/>res.out = true;</text:p>
      <text:p text:style-name="P30"><text:s text:c="16"/>return res;</text:p>
      <text:p text:style-name="P30"><text:s text:c="12"/>}</text:p>
      <text:p text:style-name="P30"><text:s text:c="8"/>}</text:p>
      <text:p text:style-name="P30"><text:s text:c="8"/>else if(c == '*' || c == '/'){</text:p>
      <text:p text:style-name="P30"><text:s text:c="12"/>if(prev != T_VAL){</text:p>
      <text:p text:style-name="P30"><text:s text:c="16"/>res.out = false;</text:p>
      <text:p text:style-name="P30"><text:s text:c="16"/>return res;</text:p>
      <text:p text:style-name="P30"><text:s text:c="12"/>}</text:p>
      <text:p text:style-name="P30"><text:s text:c="12"/>res.oper = c;</text:p>
      <text:p text:style-name="P30"><text:soft-page-break/><text:s text:c="12"/>prev = T_OPER;</text:p>
      <text:p text:style-name="P30"><text:s text:c="8"/>}</text:p>
      <text:p text:style-name="P30"><text:s text:c="8"/>else if(c == '-'){</text:p>
      <text:p text:style-name="P30"><text:s text:c="12"/>if(prev == T_NULL || prev == T_OPER){</text:p>
      <text:p text:style-name="P30"><text:s text:c="16"/>if(prev_tmp == T_MINUS){</text:p>
      <text:p text:style-name="P30"><text:s text:c="20"/>prev_tmp = T_NULL;</text:p>
      <text:p text:style-name="P30"><text:s text:c="20"/>continue;</text:p>
      <text:p text:style-name="P30"><text:s text:c="16"/>}</text:p>
      <text:p text:style-name="P30"><text:s text:c="16"/>prev_tmp = T_MINUS;</text:p>
      <text:p text:style-name="P30"><text:s text:c="12"/>}</text:p>
      <text:p text:style-name="P30"><text:s text:c="12"/>else{</text:p>
      <text:p text:style-name="P30"><text:s text:c="16"/>res.out = false;</text:p>
      <text:p text:style-name="P30"><text:s text:c="16"/>return res;</text:p>
      <text:p text:style-name="P30"><text:s text:c="12"/>}</text:p>
      <text:p text:style-name="P30"><text:s text:c="8"/>}</text:p>
      <text:p text:style-name="P30"><text:s text:c="8"/>else{</text:p>
      <text:p text:style-name="P30"><text:s text:c="12"/>res.out = false;</text:p>
      <text:p text:style-name="P30"><text:s text:c="12"/>return res;</text:p>
      <text:p text:style-name="P30"><text:s text:c="8"/>}</text:p>
      <text:p text:style-name="P30"><text:s text:c="4"/>}</text:p>
      <text:p text:style-name="P30">}</text:p>
      <text:p text:style-name="P30"/>
      <text:p text:style-name="P30"/>
      <text:p text:style-name="P30">int main(){</text:p>
      <text:p text:style-name="P30"><text:s text:c="4"/>MMF data;</text:p>
      <text:p text:style-name="P30"><text:s text:c="4"/>data.size = SIZE;</text:p>
      <text:p text:style-name="P30"><text:s text:c="4"/>char template[] = "/tmp/fileXXXXXX";</text:p>
      <text:p text:style-name="P30"><text:s text:c="4"/>data.fd = mkstemp(template);</text:p>
      <text:p text:style-name="P30"><text:soft-page-break/><text:s text:c="4"/>if(data.fd == -1){</text:p>
      <text:p text:style-name="P30"><text:s text:c="8"/>printf("Проблемы с созданием временного файла");</text:p>
      <text:p text:style-name="P30"><text:s text:c="8"/>exit(1);</text:p>
      <text:p text:style-name="P30"><text:s text:c="4"/>}</text:p>
      <text:p text:style-name="P30"><text:s text:c="4"/>write(data.fd, "yes", 3);</text:p>
      <text:p text:style-name="P30"><text:s text:c="4"/>if ((data.buf = mmap(0, data.size, PROT_READ | PROT_WRITE, MAP_SHARED, data.fd, 0)) == MAP_FAILED ){</text:p>
      <text:p text:style-name="P30"><text:s text:c="8"/>printf("Ошибка вызова функции mmap для входного файла\n"); </text:p>
      <text:p text:style-name="P30"><text:s text:c="4"/>} </text:p>
      <text:p text:style-name="P30"><text:s text:c="4"/>pid_t dother;</text:p>
      <text:p text:style-name="P30"><text:s text:c="4"/>dother = fork();</text:p>
      <text:p text:style-name="P30"><text:s text:c="4"/>if(dother &gt; 0){</text:p>
      <text:p text:style-name="P30"><text:s text:c="8"/>signal(SIGSTOP, SIG_DFL);</text:p>
      <text:p text:style-name="P30"><text:s text:c="8"/>signal(SIGCONT, SIG_DFL);</text:p>
      <text:p text:style-name="P30"><text:s text:c="8"/>signal(SIGKILL, SIG_DFL);</text:p>
      <text:p text:style-name="P30"><text:s text:c="8"/></text:p>
      <text:p text:style-name="P30"><text:s text:c="2"/></text:p>
      <text:p text:style-name="P30"><text:s text:c="8"/>kill(dother, SIGSTOP);</text:p>
      <text:p text:style-name="P30"><text:s text:c="8"/>int res;</text:p>
      <text:p text:style-name="P30"/>
      <text:p text:style-name="P30"><text:s text:c="8"/>ARG tmp = token_read();</text:p>
      <text:p text:style-name="P30"><text:s text:c="8"/>if(!tmp.out){</text:p>
      <text:p text:style-name="P30"><text:s text:c="12"/>printf("Неверно записана формула\n");</text:p>
      <text:p text:style-name="P30"><text:s text:c="12"/>munmap(data.buf, data.size);</text:p>
      <text:p text:style-name="P30"><text:s text:c="12"/>kill(dother, SIGKILL);</text:p>
      <text:p text:style-name="P30"><text:s text:c="12"/>exit(1);</text:p>
      <text:p text:style-name="P30"><text:s text:c="8"/>}</text:p>
      <text:p text:style-name="P30"><text:soft-page-break/><text:s text:c="8"/>sprintf(data.buf, "%c %d %d", tmp.oper , tmp.arg1, tmp.arg2);</text:p>
      <text:p text:style-name="P30"><text:s text:c="8"/>kill(dother, SIGCONT);</text:p>
      <text:p text:style-name="P30"/>
      <text:p text:style-name="P30"><text:s text:c="8"/>wait(0);</text:p>
      <text:p text:style-name="P30"><text:s text:c="8"/>sscanf(data.buf, "%d", &amp;res);</text:p>
      <text:p text:style-name="P30"><text:s text:c="8"/>printf("%d\n", res);</text:p>
      <text:p text:style-name="P30"><text:s text:c="8"/>munmap(data.buf, data.size);</text:p>
      <text:p text:style-name="P30"><text:s text:c="4"/>} else if(dother == 0){</text:p>
      <text:p text:style-name="P30"><text:s text:c="8"/>signal(SIGSTOP, SIG_DFL);</text:p>
      <text:p text:style-name="P30"><text:s text:c="8"/>signal(SIGCONT, SIG_DFL);</text:p>
      <text:p text:style-name="P30"><text:s text:c="8"/>signal(SIGKILL, SIG_DFL);</text:p>
      <text:p text:style-name="P30"><text:s text:c="8"/></text:p>
      <text:p text:style-name="P30"><text:s text:c="8"/>int arg1, arg2, res;</text:p>
      <text:p text:style-name="P30"><text:s text:c="8"/>char oper;</text:p>
      <text:p text:style-name="P30"><text:s text:c="8"/>kill(getppid(), SIGSTOP);</text:p>
      <text:p text:style-name="P30"><text:s text:c="8"/>sscanf(data.buf, "%c %d %d", &amp;oper, &amp;arg1, &amp;arg2);</text:p>
      <text:p text:style-name="P30"><text:s text:c="8"/>if(oper == '*'){</text:p>
      <text:p text:style-name="P30"><text:s text:c="12"/>res = arg1 * arg2;</text:p>
      <text:p text:style-name="P30"><text:s text:c="8"/>}</text:p>
      <text:p text:style-name="P30"><text:s text:c="8"/>else{</text:p>
      <text:p text:style-name="P30"><text:s text:c="12"/>if(arg2 == 0){</text:p>
      <text:p text:style-name="P30"><text:s text:c="16"/>printf("На 0 делить нельзя\n");</text:p>
      <text:p text:style-name="P30"><text:s text:c="16"/>munmap(data.buf, data.size);</text:p>
      <text:p text:style-name="P30"><text:s text:c="16"/>kill(getppid(), SIGKILL);</text:p>
      <text:p text:style-name="P30"><text:s text:c="16"/>exit(1);</text:p>
      <text:p text:style-name="P30"><text:s text:c="12"/>}</text:p>
      <text:p text:style-name="P30"><text:s text:c="12"/>res = arg1 / arg2;</text:p>
      <text:p text:style-name="P30"><text:soft-page-break/><text:s text:c="8"/>}</text:p>
      <text:p text:style-name="P30"><text:s text:c="8"/>sprintf(data.buf, "%d", res);</text:p>
      <text:p text:style-name="P30"><text:s text:c="8"/>kill(getppid(), SIGCONT);</text:p>
      <text:p text:style-name="P30"><text:s text:c="8"/>sleep(0.0001);</text:p>
      <text:p text:style-name="P30"><text:s text:c="4"/>} else {</text:p>
      <text:p text:style-name="P30"><text:s text:c="8"/>write(1, "Error. Проблемы с fork\n", 23);</text:p>
      <text:p text:style-name="P30"><text:tab/>exit(1);</text:p>
      <text:p text:style-name="P30"><text:s text:c="4"/>}</text:p>
      <text:p text:style-name="P30"><text:s text:c="4"/>return 0; </text:p>
      <text:p text:style-name="P30">}</text:p>
      <text:h text:style-name="P16" text:outline-level="1">Демонстрация работы программы</text:h>
      <text:p text:style-name="P8">ap@ap:~$ strace -T -i ./a.out</text:p>
      <text:p text:style-name="P8">[00007f7e7b689e37] execve("./a.out", ["./a.out"], 0x7ffe5f9f6790 /* 52 vars */) = 0 &lt;0.000396&gt;</text:p>
      <text:p text:style-name="P8">[00007f4844103ec9] brk(NULL) <text:s text:c="11"/>= 0x55e94d39f000 &lt;0.000018&gt;</text:p>
      <text:p text:style-name="P8">[00007f48440f77de] access("/etc/ld.so.nohwcap", F_OK) = -1 ENOENT (No such file or directory) &lt;0.000029&gt;</text:p>
      <text:p text:style-name="P8">[00007f4844104e27] access("/etc/ld.so.preload", R_OK) = -1 ENOENT (No such file or directory) &lt;0.000026&gt;</text:p>
      <text:p text:style-name="P8">[00007f4844104cdd] openat(AT_FDCWD, "/etc/ld.so.cache", O_RDONLY|O_CLOEXEC) = 3 &lt;0.000032&gt;</text:p>
      <text:p text:style-name="P8">[00007f4844104c43] fstat(3, {st_mode=S_IFREG|0644, st_size=79727, ...}) = 0 &lt;0.000016&gt;</text:p>
      <text:p text:style-name="P8">[00007f4844104f43] mmap(NULL, 79727, PROT_READ, MAP_PRIVATE, 3, 0) = 0x7f48442fb000 &lt;0.000021&gt;</text:p>
      <text:p text:style-name="P8">[00007f4844104ed7] close(3) <text:s text:c="12"/>= 0 &lt;0.000014&gt;</text:p>
      <text:p text:style-name="P8">[00007f4844100139] access("/etc/ld.so.nohwcap", F_OK) = -1 ENOENT (No such file or directory) &lt;0.000018&gt;</text:p>
      <text:p text:style-name="P8">[00007f4844104cdd] openat(AT_FDCWD, "/lib/x86_64-linux-gnu/libc.so.6", O_RDONLY|O_CLOEXEC) = 3 &lt;0.000023&gt;</text:p>
      <text:p text:style-name="P8">[00007f4844104da4] read(3, "\177ELF\2\1\1\3\0\0\0\0\0\0\0\0\3\0&gt;\0\1\0\0\0\260\34\2\0\0\0\0\0"..., 832) = 832 &lt;0.000019&gt;</text:p>
      <text:p text:style-name="P8">[00007f4844104c43] fstat(3, {st_mode=S_IFREG|0755, st_size=2030544, ...}) = 0 &lt;0.000015&gt;</text:p>
      <text:p text:style-name="P8">[00007f4844104f43] mmap(NULL, 8192, PROT_READ|PROT_WRITE, MAP_PRIVATE|MAP_ANONYMOUS, -1, 0) = 0x7f48442f9000 &lt;0.000020&gt;</text:p>
      <text:p text:style-name="P8">[00007f4844104f43] mmap(NULL, 4131552, PROT_READ|PROT_EXEC, MAP_PRIVATE|MAP_DENYWRITE, 3, 0) = 0x7f4843cf7000 &lt;0.000025&gt;</text:p>
      <text:p text:style-name="P8">[00007f4844104ff7] mprotect(0x7f4843ede000, 2097152, PROT_NONE) = 0 &lt;0.000032&gt;</text:p>
      <text:p text:style-name="P8">[00007f4844104f43] mmap(0x7f48440de000, 24576, PROT_READ|PROT_WRITE, MAP_PRIVATE|MAP_FIXED|MAP_DENYWRITE, 3, 0x1e7000) = 0x7f48440de000 &lt;0.000029&gt;</text:p>
      <text:p text:style-name="P8"><text:soft-page-break/>[00007f4844104f43] mmap(0x7f48440e4000, 15072, PROT_READ|PROT_WRITE, MAP_PRIVATE|MAP_FIXED|MAP_ANONYMOUS, -1, 0) = 0x7f48440e4000 &lt;0.000022&gt;</text:p>
      <text:p text:style-name="P8">[00007f4844104ed7] close(3) <text:s text:c="12"/>= 0 &lt;0.000015&gt;</text:p>
      <text:p text:style-name="P8">[00007f48440e9024] arch_prctl(ARCH_SET_FS, 0x7f48442fa500) = 0 &lt;0.000015&gt;</text:p>
      <text:p text:style-name="P8">[00007f4844104ff7] mprotect(0x7f48440de000, 16384, PROT_READ) = 0 &lt;0.000032&gt;</text:p>
      <text:p text:style-name="P8">[00007f4844104ff7] mprotect(0x55e94cf14000, 4096, PROT_READ) = 0 &lt;0.000024&gt;</text:p>
      <text:p text:style-name="P8">[00007f4844104ff7] mprotect(0x7f484430f000, 4096, PROT_READ) = 0 &lt;0.000028&gt;</text:p>
      <text:p text:style-name="P8">[00007f4844104fd7] munmap(0x7f48442fb000, 79727) = 0 &lt;0.000052&gt;</text:p>
      <text:p text:style-name="P8">[00007f4843ddc8e7] getpid() <text:s text:c="12"/>= 2233 &lt;0.000015&gt;</text:p>
      <text:p text:style-name="P8">[00007f4843e06c8e] openat(AT_FDCWD, "/tmp/filejIYTbx", O_RDWR|O_CREAT|O_EXCL, 0600) = 3 &lt;0.000184&gt;</text:p>
      <text:p text:style-name="P8">[00007f4843e07154] write(3, "yes", 3) <text:s text:c="2"/>= 3 &lt;0.000066&gt;</text:p>
      <text:p text:style-name="P8">[00007f4843e12a13] mmap(NULL, 100, PROT_READ|PROT_WRITE, MAP_SHARED, 3, 0) = 0x7f484430e000 &lt;0.000021&gt;</text:p>
      <text:p text:style-name="P8">[00007f4843ddbb1c] clone(child_stack=NULL, flags=CLONE_CHILD_CLEARTID|CLONE_CHILD_SETTID|SIGCHLD, child_tidptr=0x7f48442fa7d0) = 2234 &lt;0.000100&gt;</text:p>
      <text:p text:style-name="P8">[00007f4843d35fed] rt_sigaction(SIGSTOP, {sa_handler=SIG_DFL, sa_mask=[STOP], sa_flags=SA_RESTORER|SA_RESTART, sa_restorer=0x7f4843d35f20}, 0x7ffdb81f7e80, 8) = -1 EINVAL (Invalid argument) &lt;0.000023&gt;</text:p>
      <text:p text:style-name="P8">[00007f4843d35fed] rt_sigaction(SIGCONT, {sa_handler=SIG_DFL, sa_mask=[CONT], sa_flags=SA_RESTORER|SA_RESTART, sa_restorer=0x7f4843d35f20}, {sa_handler=SIG_DFL, sa_mask=[], sa_flags=0}, 8) = 0 &lt;0.000016&gt;</text:p>
      <text:p text:style-name="P8">[00007f4843d35fed] rt_sigaction(SIGKILL, {sa_handler=SIG_DFL, sa_mask=[KILL], sa_flags=SA_RESTORER|SA_RESTART, sa_restorer=0x7f4843d35f20}, 0x7ffdb81f7e80, 8) = -1 EINVAL (Invalid argument) &lt;0.000014&gt;</text:p>
      <text:p text:style-name="P8">[00007f4843d36187] kill(2234, SIGSTOP) <text:s/>= 0 &lt;0.000018&gt;</text:p>
      <text:p text:style-name="P8"><text:soft-page-break/>[00007f4843e067c3] fstat(0, {st_mode=S_IFCHR|0620, st_rdev=makedev(136, 0), ...}) = 0 &lt;0.000017&gt;</text:p>
      <text:p text:style-name="P8">[00007f4843e0d4b9] brk(NULL) <text:s text:c="11"/>= 0x55e94d39f000 &lt;0.000015&gt;</text:p>
      <text:p text:style-name="P8">[00007f4843e0d4b9] brk(0x55e94d3c0000) <text:s/>= 0x55e94d3c0000 &lt;0.000019&gt;</text:p>
      <text:p text:style-name="P8">[00007f4843e07081] read(0, 0x55e94d39f260, 1024) = ? ERESTARTSYS (To be restarted if SA_RESTART is set) &lt;0.000038&gt;</text:p>
      <text:p text:style-name="P8">[00007f4843e07081] --- SIGCHLD {si_signo=SIGCHLD, si_code=CLD_STOPPED, si_pid=2234, si_uid=1000, si_status=SIGSTOP, si_utime=0, si_stime=0} ---</text:p>
      <text:p text:style-name="P8">[00007f4843e07081] read(0, 2 * 3</text:p>
      <text:p text:style-name="P8">"2 * 3\n", 1024) = 6 &lt;40.039068&gt;</text:p>
      <text:p text:style-name="P8">[00007f4843d36187] kill(2234, SIGCONT) <text:s/>= 0 &lt;0.000013&gt;</text:p>
      <text:p text:style-name="P8">[00007f4843ddb5f1] wait4(-1, NULL, 0, NULL) = ? ERESTARTSYS (To be restarted if SA_RESTART is set) &lt;0.000081&gt;</text:p>
      <text:p text:style-name="P8">[00007f4843ddb5f1] --- SIGCHLD {si_signo=SIGCHLD, si_code=CLD_CONTINUED, si_pid=2234, si_uid=1000, si_status=SIGCONT, si_utime=0, si_stime=0} ---</text:p>
      <text:p text:style-name="P8">[00007f4843ddb5f1] wait4(-1, NULL, 0, NULL) = ? ERESTARTSYS (To be restarted if SA_RESTART is set) &lt;0.000047&gt;</text:p>
      <text:p text:style-name="P8">[00007f4843ddb5f1] --- SIGSTOP {si_signo=SIGSTOP, si_code=SI_USER, si_pid=2234, si_uid=1000} ---</text:p>
      <text:p text:style-name="P8">[00007f4843ddb5f1] --- stopped by SIGSTOP ---</text:p>
      <text:p text:style-name="P8">[00007f4843ddb5f1] --- SIGCONT {si_signo=SIGCONT, si_code=SI_USER, si_pid=2234, si_uid=1000} ---</text:p>
      <text:p text:style-name="P8">[00007f4843ddb5f1] wait4(-1, NULL, 0, NULL) = 2234 &lt;0.000391&gt;</text:p>
      <text:p text:style-name="P8">[00007f4843ddb5f1] --- SIGCHLD {si_signo=SIGCHLD, si_code=CLD_EXITED, si_pid=2234, si_uid=1000, si_status=0, si_utime=0, si_stime=0} ---</text:p>
      <text:p text:style-name="P8">[00007f4843e067c3] fstat(1, {st_mode=S_IFCHR|0620, st_rdev=makedev(136, 0), ...}) = 0 &lt;0.000010&gt;</text:p>
      <text:p text:style-name="P8">[00007f4843e07154] write(1, "6\n", 26</text:p>
      <text:p text:style-name="P8">) <text:s text:c="2"/>= 2 &lt;0.000010&gt;</text:p>
      <text:p text:style-name="P8">[00007f4843e12ab7] munmap(0x7f484430e000, 100) = 0 &lt;0.000017&gt;</text:p>
      <text:p text:style-name="P8"><text:soft-page-break/>[00007f4843e07217] lseek(0, -1, SEEK_CUR) = -1 ESPIPE (Illegal seek) &lt;0.000009&gt;</text:p>
      <text:p text:style-name="P8">[00007f4843ddbe06] exit_group(0) <text:s text:c="7"/>= ?</text:p>
      <text:p text:style-name="P8">[????????????????] +++ exited with 0 +++</text:p>
      <text:p text:style-name="P8">ap@ap:~$ </text:p>
      <text:h text:style-name="P18" text:outline-level="1">Вывод</text:h>
      <text:p text:style-name="P9">В результате данной лабораторной работы <text:span text:style-name="T28">я узнал о возможностях утилиты strace, а так же о том, как много информации может дать диагностика программы для разработчика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style-name="Обычный" style:font-family-generic="roman" style:font-pitch="variable" fo:font-size="14pt" fo:language="ru" fo:country="RU" officeooo:rsid="000fc6a8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3cm" fo:margin-bottom="0cm" loext:contextual-spacing="false" fo:text-align="center" style:justify-single-word="false" fo:keep-together="always" style:page-number="auto" fo:keep-with-next="always"/>
      <style:text-properties fo:color="#4f81bd" style:font-name="Liberation Serif" fo:font-family="'Liberation Serif'" style:font-style-name="Обычный" style:font-family-generic="roman" style:font-pitch="variable" fo:font-size="18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20-01-27T13:00:01.056155547</dc:date>
    <meta:editing-cycles>51</meta:editing-cycles>
    <meta:editing-duration>PT3H20M41S</meta:editing-duration>
    <meta:generator>LibreOffice/6.0.7.3$Linux_X86_64 LibreOffice_project/00m0$Build-3</meta:generator>
    <meta:document-statistic meta:table-count="0" meta:image-count="0" meta:object-count="0" meta:page-count="13" meta:paragraph-count="263" meta:word-count="1090" meta:character-count="10800" meta:non-whitespace-character-count="83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